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23.51mm"/>
    </style:style>
    <style:style style:name="co5" style:family="table-column">
      <style:table-column-properties fo:break-before="auto" style:column-width="2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dades">
      <style:table-properties table:display="true" style:writing-mode="lr-tb"/>
    </style:style>
    <style:style style:name="ta2" style:family="table" style:master-page-name="PageStyle_5f_etiquet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es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sexe</text:p>
          </table:table-cell>
          <table:table-cell table:style-name="ce21" office:value-type="string" calcext:value-type="string">
            <text:p>edat</text:p>
          </table:table-cell>
          <table:table-cell table:style-name="ce21" office:value-type="string" calcext:value-type="string">
            <text:p>estatura</text:p>
          </table:table-cell>
          <table:table-cell table:style-name="ce21" office:value-type="string" calcext:value-type="string">
            <text:p>grup.edat</text:p>
          </table:table-cell>
          <table:table-cell table:style-name="ce21" table:number-columns-repeated="2"/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3" office:value-type="float" office:value="556" calcext:value-type="float">
            <text:p>55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2" table:number-rows-repeated="10480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tiquetes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2">
          <table:table-cell table:style-name="ce21" office:value-type="string" calcext:value-type="string">
            <text:p>Variables categòriques 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2">
          <table:table-cell/>
          <table:table-cell table:style-name="ce22" office:value-type="string" calcext:value-type="string">
            <text:p>etiquetes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sexe</text:p>
          </table:table-cell>
          <table:table-cell table:style-name="ce22" office:value-type="string" calcext:value-type="string">
            <text:p>1 = dona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0 = ho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grup.edat</text:p>
          </table:table-cell>
          <table:table-cell table:style-name="ce22" office:value-type="string" calcext:value-type="string">
            <text:p>1 = 15-24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2 = 25-34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3 = 35-44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4 = 45-54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5 = 55-64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="Arial1" fo:font-family="Arial" style:font-name-asian="Noto Sans CJK SC" style:font-family-asian="'Noto Sans CJK SC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1:10:52.311707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tiquetes" style:display-name="PageStyle_etique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edat-estatura" style:display-name="PageStyle_ edat-estat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at" style:display-name="PageStyle_ed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es" style:display-name="PageStyle_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e-grup_20_d_27_edat" style:display-name="PageStyle_sexe-grup d'ed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re</meta:initial-creator>
    <meta:creation-date>2010-02-10T18:16:21</meta:creation-date>
    <dc:date>2020-02-13T11:11:34.892791566</dc:date>
    <meta:generator>LibreOffice/6.0.7.3$Linux_X86_64 LibreOffice_project/00m0$Build-3</meta:generator>
    <meta:editing-duration>PT1H3M</meta:editing-duration>
    <meta:editing-cycles>4</meta:editing-cycles>
    <meta:document-statistic meta:table-count="2" meta:cell-count="279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